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Preformatted_20_Text" style:list-style-name="L9"/>
    <style:style style:name="P19" style:family="paragraph" style:parent-style-name="Preformatted_20_Text" style:list-style-name="L9">
      <style:paragraph-properties fo:margin-top="0cm" fo:margin-bottom="0.499cm" style:contextual-spacing="false"/>
    </style:style>
    <style:style style:name="P20" style:family="paragraph" style:parent-style-name="Text_20_body" style:list-style-name="L9">
      <style:paragraph-properties fo:margin-top="0cm" fo:margin-bottom="0cm" style:contextual-spacing="false"/>
    </style:style>
    <style:style style:name="P21" style:family="paragraph" style:parent-style-name="Text_20_body" style:list-style-name="L10">
      <style:paragraph-properties fo:margin-top="0cm" fo:margin-bottom="0cm" style:contextual-spacing="false"/>
    </style:style>
    <style:style style:name="P22" style:family="paragraph" style:parent-style-name="Text_20_body" style:list-style-name="L10"/>
    <style:style style:name="P23" style:family="paragraph" style:parent-style-name="Text_20_body" style:list-style-name="L11"/>
    <style:style style:name="P24" style:family="paragraph" style:parent-style-name="Preformatted_20_Text" style:list-style-name="L11"/>
    <style:style style:name="P25" style:family="paragraph" style:parent-style-name="Preformatted_20_Text" style:list-style-name="L11">
      <style:paragraph-properties fo:margin-top="0cm" fo:margin-bottom="0.499cm" style:contextual-spacing="false"/>
    </style:style>
    <style:style style:name="P26" style:family="paragraph" style:parent-style-name="Text_20_body" style:list-style-name="L11">
      <style:paragraph-properties fo:margin-top="0cm" fo:margin-bottom="0cm" style:contextual-spacing="false"/>
    </style:style>
    <style:style style:name="P27" style:family="paragraph" style:parent-style-name="Text_20_body" style:list-style-name="L12"/>
    <style:style style:name="P28" style:family="paragraph" style:parent-style-name="Text_20_body" style:list-style-name="L12">
      <style:paragraph-properties fo:margin-top="0cm" fo:margin-bottom="0cm" style:contextual-spacing="false"/>
    </style:style>
    <style:style style:name="P29" style:family="paragraph" style:parent-style-name="Text_20_body" style:list-style-name="L13"/>
    <style:style style:name="P30" style:family="paragraph" style:parent-style-name="Text_20_body" style:list-style-name="L13">
      <style:paragraph-properties fo:margin-top="0cm" fo:margin-bottom="0cm" style:contextual-spacing="false"/>
    </style:style>
    <style:style style:name="P31" style:family="paragraph" style:parent-style-name="Text_20_body" style:list-style-name="L14">
      <style:paragraph-properties fo:margin-top="0cm" fo:margin-bottom="0cm" style:contextual-spacing="false"/>
    </style:style>
    <style:style style:name="P32" style:family="paragraph" style:parent-style-name="Text_20_body" style:list-style-name="L1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Ниже разберу <text:span text:style-name="Source_20_Text">sm_search.pdf</text:span> (по сути — сводка всего цикла работ вокруг поиска «SM‑подобных» правил) и сфокусируюсь на открытых вопросах в конце, а затем предложу пути к их <text:span text:style-name="Emphasis">полному</text:span> (насколько это возможно в рамках модели) решению.</text:p>
      <text:p text:style-name="Text_20_body">Я буду опираться на уже имеющиеся результаты:</text:p>
      <text:list text:style-name="L1">
        <text:list-item>
          <text:p text:style-name="P1">эволюционный поиск SM‑правил и Ω‑зоопарка<text:a xlink:type="simple" xlink:href="https://app.giz.ai/files/jkWjgeXqCl_bIS8ZxQn9m" text:style-name="Internet_20_link" text:visited-style-name="Visited_20_Internet_20_Link">(sm_evolutionary_search.pdf)</text:a>, </text:p>
        </text:list-item>
        <text:list-item>
          <text:p text:style-name="P1">конструктивный ILP‑поиск и доказательство оптимальности <text:span text:style-name="Source_20_Text">++- ↔ -++</text:span> при L=3<text:a xlink:type="simple" xlink:href="https://app.giz.ai/files/_cQuIdHiTedzPTJi5QDnv" text:style-name="Internet_20_link" text:visited-style-name="Visited_20_Internet_20_Link">(rule_synthesis_ilp.pdf)</text:a>, </text:p>
        </text:list-item>
        <text:list-item>
          <text:p text:style-name="P1">калиброванная геометрия/гравитация с F~1/r² и планковской длиной<text:a xlink:type="simple" xlink:href="https://app.giz.ai/files/zhtTWwQk-gEbfN02yKElA" text:style-name="Internet_20_link" text:visited-style-name="Visited_20_Internet_20_Link">(world_search_ilp(2).pdf)</text:a>, </text:p>
        </text:list-item>
        <text:list-item>
          <text:p text:style-name="P2">Meaning/NOBS‑слой (Eτ,O,M,M₅, траектория понимания, TDA)<text:a xlink:type="simple" xlink:href="https://app.giz.ai/files/EljdBEFwvKSyTxfHYHjS7" text:style-name="Internet_20_link" text:visited-style-name="Visited_20_Internet_20_Link">(Meaning_v1.pdf)</text:a>. </text:p>
        </text:list-item>
      </text:list>
      <text:h text:style-name="Heading_20_2" text:outline-level="2">1. Реконструкция ключевых открытых вопросов из <text:span text:style-name="Source_20_Text">sm_search.pdf</text:span></text:h>
      <text:p text:style-name="Text_20_body">По тексту и коду, в конце <text:span text:style-name="Source_20_Text">sm_search.pdf</text:span> у тебя перечисляются (в разной форме) примерно такие открытые блоки:</text:p>
      <text:list text:style-name="L2">
        <text:list-item>
          <text:p text:style-name="P3"><text:span text:style-name="Strong_20_Emphasis">Уровень правил / Ω‑динамики</text:span></text:p>
          <text:list>
            <text:list-item>
              <text:p text:style-name="P4">L=3: SM‑правила <text:span text:style-name="Source_20_Text">++- ↔ -++</text:span>, <text:span text:style-name="Source_20_Text">+++→+++</text:span> — единственный (по ILP) оптимум среди локальных обратимых правил с сохранением простого заряда. </text:p>
            </text:list-item>
            <text:list-item>
              <text:p text:style-name="P4">L=4: найдены другие наборы с тем же fitness (0.7000), но их структура сложнее и не столь «чиста». </text:p>
            </text:list-item>
            <text:list-item>
              <text:p text:style-name="P4">Открытые вопросы: </text:p>
              <text:list>
                <text:list-item>
                  <text:p text:style-name="P4">есть ли более «богатые» Ω‑миры при L&gt;3, которые при этом согласуются с геометрией/OBS? </text:p>
                </text:list-item>
                <text:list-item>
                  <text:p text:style-name="P4">как синтезировать правила, а не только «искать» их? </text:p>
                </text:list-item>
                <text:list-item>
                  <text:p text:style-name="P4">как связать структуру RULESET с наблюдаемой Ω‑иерархией (массы, «поколения»)? </text:p>
                </text:list-item>
              </text:list>
            </text:list-item>
          </text:list>
        </text:list-item>
        <text:list-item>
          <text:p text:style-name="P3"><text:span text:style-name="Strong_20_Emphasis">Уровень геометрии/гравитации</text:span></text:p>
          <text:list>
            <text:list-item>
              <text:p text:style-name="P4">В 1D‑спиновой модели без дополнительных структур F~1/r² не получается (v(d) ~ d^{1.17}, далеко от −2). </text:p>
            </text:list-item>
            <text:list-item>
              <text:p text:style-name="P4">Через power‑law граф и лаплассиан ты получил почти идеальную 1/r² гравитацию<text:a xlink:type="simple" xlink:href="https://app.giz.ai/files/zhtTWwQk-gEbfN02yKElA" text:style-name="Internet_20_link" text:visited-style-name="Visited_20_Internet_20_Link">(world_search_ilp(2).pdf)</text:a>, но: </text:p>
              <text:list>
                <text:list-item>
                  <text:p text:style-name="P4">для одного N (512) и α≈2; </text:p>
                </text:list-item>
                <text:list-item>
                  <text:p text:style-name="P4">была проблема «магических чисел», которую ты снял во второй версии за счёт строгой процедуры выбора α,N и определения ℓ_P. </text:p>
                </text:list-item>
              </text:list>
            </text:list-item>
            <text:list-item>
              <text:p text:style-name="P4">Открытые вопросы: </text:p>
              <text:list>
                <text:list-item>
                  <text:p text:style-name="P4">как сделать этот слой полностью «физически естественным» (без скрытой подгонки)? </text:p>
                </text:list-item>
                <text:list-item>
                  <text:p text:style-name="P4">как гарантировать независимость от N (в смысле правильного scaling) или, напротив, осмысленно ввести ℓ_P как фундаментальный масштаб? </text:p>
                </text:list-item>
              </text:list>
            </text:list-item>
          </text:list>
        </text:list-item>
        <text:list-item>
          <text:p text:style-name="P3"><text:span text:style-name="Strong_20_Emphasis">Уровень наблюдателя и IFACE</text:span></text:p>
          <text:list>
            <text:list-item>
              <text:p text:style-name="P4">OBS уже реализован: GlobalObserver, IFACEState, SemanticState, OBSFitness. </text:p>
            </text:list-item>
            <text:list-item>
              <text:p text:style-name="P4">Есть базовая оценка: </text:p>
              <text:list>
                <text:list-item>
                  <text:p text:style-name="P4"><text:soft-page-break/>полевого уравнения для φ, </text:p>
                </text:list-item>
                <text:list-item>
                  <text:p text:style-name="P4">законов сохранения Q,M, </text:p>
                </text:list-item>
                <text:list-item>
                  <text:p text:style-name="P4">Observation Time t_OT, </text:p>
                </text:list-item>
                <text:list-item>
                  <text:p text:style-name="P4">гравитационного закона (corr(a,−∇φ)). </text:p>
                </text:list-item>
              </text:list>
            </text:list-item>
            <text:list-item>
              <text:p text:style-name="P4">Открытые вопросы: </text:p>
              <text:list>
                <text:list-item>
                  <text:p text:style-name="P4">как ввести топологический слой (β₁, π₁(IFACE), β₁_sem) и связать его с фазами понимания? </text:p>
                </text:list-item>
                <text:list-item>
                  <text:p text:style-name="P4">как сделать OBSFitness таким, чтобы он «тянул» мир к похожему на наш (3D‑геометрия, 1/r², SM‑подобный спектр частиц, квантовые вероятности)? </text:p>
                </text:list-item>
              </text:list>
            </text:list-item>
          </text:list>
        </text:list-item>
        <text:list-item>
          <text:p text:style-name="P3"><text:span text:style-name="Strong_20_Emphasis">Уровень «1D‑аналога Стандартной модели»</text:span></text:p>
          <text:list>
            <text:list-item>
              <text:p text:style-name="P4">Сейчас есть богатый Ω‑зоопарк: 671 циклов с широким спектром периодов<text:a xlink:type="simple" xlink:href="https://app.giz.ai/files/jkWjgeXqCl_bIS8ZxQn9m" text:style-name="Internet_20_link" text:visited-style-name="Visited_20_Internet_20_Link">(sm_evolutionary_search.pdf)</text:a>. </text:p>
            </text:list-item>
            <text:list-item>
              <text:p text:style-name="P4">Заряды (Q,B,L,color) пока вводились «вручную» или вообще не вводились. </text:p>
            </text:list-item>
            <text:list-item>
              <text:p text:style-name="P4">Открытые вопросы: </text:p>
              <text:list>
                <text:list-item>
                  <text:p text:style-name="P4">как <text:span text:style-name="Strong_20_Emphasis">автоматически</text:span> восстановить структуру зарядов (Q,B,L,color) из наблюдаемых Ω‑типов и событий (столкновений/распадов)? </text:p>
                </text:list-item>
                <text:list-item>
                  <text:p text:style-name="P4">как задать/найти взаимодействия, аналогичные q+q̄→g, e⁺+e⁻→γ, и т.п.? </text:p>
                </text:list-item>
                <text:list-item>
                  <text:p text:style-name="P4">как эволюционно отбирать RULESET и OBS так, чтобы итоговые «законы» на IFACE были как у нашей SM (по крайней мере, качественно)? </text:p>
                </text:list-item>
              </text:list>
            </text:list-item>
          </text:list>
        </text:list-item>
        <text:list-item>
          <text:p text:style-name="P3"><text:span text:style-name="Strong_20_Emphasis">Уровень квантовости / вероятности</text:span></text:p>
          <text:list>
            <text:list-item>
              <text:p text:style-name="P4">На фундаментальном уровне RSL/1D‑симмулятора — строгая детерминистическая эволюция. </text:p>
            </text:list-item>
            <text:list-item>
              <text:p text:style-name="P4">На уровне OBS — уже стат. распределения, вероятности, «случайности». </text:p>
            </text:list-item>
            <text:list-item>
              <text:p text:style-name="P4">Открытые вопросы: </text:p>
              <text:list>
                <text:list-item>
                  <text:p text:style-name="P4">как именно поднять фазовый ансамбль Ω‑траекторий в комплексную амплитуду ψ(Y)? </text:p>
                </text:list-item>
                <text:list-item>
                  <text:p text:style-name="P4">как встроить Born‑подобное правило P(Y)=|ψ|² в OBSFitness? </text:p>
                </text:list-item>
                <text:list-item>
                  <text:p text:style-name="P3">как связать топологический слой (β₁_sem) с переходом от «классического» восприятия к «квантовому» (в терминах Meaning/NOBS)? </text:p>
                </text:list-item>
              </text:list>
            </text:list-item>
          </text:list>
        </text:list-item>
      </text:list>
      <text:h text:style-name="Heading_20_2" text:outline-level="2">2. Путь к решению: что уже фактически решено</text:h>
      <text:p text:style-name="Text_20_body">Перед тем как говорить «что делать дальше», важно зафиксировать, что уже <text:span text:style-name="Strong_20_Emphasis">практически решено</text:span>:</text:p>
      <text:list text:style-name="L3">
        <text:list-item>
          <text:p text:style-name="P5"><text:span text:style-name="Strong_20_Emphasis">Оптимальность SM‑ядра на уровне L=3.</text:span><text:line-break/>Через ILP‑подход<text:a xlink:type="simple" xlink:href="https://app.giz.ai/files/_cQuIdHiTedzPTJi5QDnv" text:style-name="Internet_20_link" text:visited-style-name="Visited_20_Internet_20_Link">(rule_synthesis_ilp.pdf)</text:a> ты доказал:</text:p>
          <text:list>
            <text:list-item>
              <text:p text:style-name="P6">при pattern_length=3, обратимости и локальном сохранении зарядоподобной величины: </text:p>
              <text:list>
                <text:list-item>
                  <text:p text:style-name="P6">всего валидных наборов ≈784; </text:p>
                </text:list-item>
                <text:list-item>
                  <text:p text:style-name="P6">все они дают fitness ≤ 0.7000 (по твоей гравитационно‑подобной метрике); </text:p>
                </text:list-item>
                <text:list-item>
                  <text:p text:style-name="P6"><text:soft-page-break/>SM‑ядро <text:span text:style-name="Source_20_Text">++- ↔ -++</text:span> даёт ровно 0.7000 и разделяет этот максимум только с теми наборами L=4, которые «эффективно редуцируются» к нему. </text:p>
                </text:list-item>
              </text:list>
            </text:list-item>
            <text:list-item>
              <text:p text:style-name="P6">значит, это <text:span text:style-name="Strong_20_Emphasis">не артефакт ГА</text:span>, а строгий структурный оптимум. </text:p>
            </text:list-item>
          </text:list>
        </text:list-item>
        <text:list-item>
          <text:p text:style-name="P5"><text:span text:style-name="Strong_20_Emphasis">Геометрия/гравитация от power‑law графа.</text:span><text:line-break/>В <text:span text:style-name="Source_20_Text">world_search_ilp(2).pdf</text:span><text:a xlink:type="simple" xlink:href="https://app.giz.ai/files/zhtTWwQk-gEbfN02yKElA" text:style-name="Internet_20_link" text:visited-style-name="Visited_20_Internet_20_Link">(world_search_ilp(2).pdf)</text:a>:</text:p>
          <text:list>
            <text:list-item>
              <text:p text:style-name="P6">выбрана детерминированная процедура построения power‑law графа над 1D‑узлами с P(d)~d^{−α}, </text:p>
            </text:list-item>
            <text:list-item>
              <text:p text:style-name="P6">через лаплассиан L выполняется уравнение Lφ=ρ с точечным источником, </text:p>
            </text:list-item>
            <text:list-item>
              <text:p text:style-name="P6">показано: </text:p>
              <text:list>
                <text:list-item>
                  <text:p text:style-name="P6">φ(r) ~ r^{−1.018}, F(r) ~ r^{−2.018} при α≈2, N=512; </text:p>
                </text:list-item>
                <text:list-item>
                  <text:p text:style-name="P6">определён планковский масштаб ℓ_P ≈ 18; </text:p>
                </text:list-item>
                <text:list-item>
                  <text:p text:style-name="P6">введено понятие stability и window_deviations для проверки масштабо‑устойчивости, </text:p>
                </text:list-item>
                <text:list-item>
                  <text:p text:style-name="P6">введён гравитационный фитнес <text:span text:style-name="Source_20_Text">fitness_gravity</text:span>≈0.99 и <text:span text:style-name="Source_20_Text">fitness_gravity_scale</text:span>≈0.33. </text:p>
                </text:list-item>
              </text:list>
            </text:list-item>
            <text:list-item>
              <text:p text:style-name="P6">весь этот блок теперь <text:span text:style-name="Strong_20_Emphasis">строгий и не опирается на эмпирику</text:span>. </text:p>
            </text:list-item>
          </text:list>
        </text:list-item>
        <text:list-item>
          <text:p text:style-name="P5"><text:span text:style-name="Strong_20_Emphasis">OBS/IFACE слой и базовый OBSFitness.</text:span><text:line-break/>По <text:span text:style-name="Source_20_Text">observer_demo.pdf</text:span>:</text:p>
          <text:list>
            <text:list-item>
              <text:p text:style-name="P6">OBS видит 1D‑мир в 3D‑IFACE (через MortonMapper или спектральный embedding), </text:p>
            </text:list-item>
            <text:list-item>
              <text:p text:style-name="P6">фиксирует Ω‑частицы с pos/vel, </text:p>
            </text:list-item>
            <text:list-item>
              <text:p text:style-name="P6">измеряет: </text:p>
              <text:list>
                <text:list-item>
                  <text:p text:style-name="P6">полевое уравнение φ (R² линейной регрессии), </text:p>
                </text:list-item>
                <text:list-item>
                  <text:p text:style-name="P6">законы сохранения Q,M, </text:p>
                </text:list-item>
                <text:list-item>
                  <text:p text:style-name="P6">корреляцию a vs −∇φ, </text:p>
                </text:list-item>
                <text:list-item>
                  <text:p text:style-name="P6">Observation Time t_OT (если реализовано). </text:p>
                </text:list-item>
              </text:list>
            </text:list-item>
          </text:list>
        </text:list-item>
        <text:list-item>
          <text:p text:style-name="P5"><text:span text:style-name="Strong_20_Emphasis">Метод восстановления зарядов из событий.</text:span><text:line-break/>Мы с тобой уже наметили и частично реализовали:</text:p>
          <text:list>
            <text:list-item>
              <text:p text:style-name="P6">Ω‑типы τᵢ, </text:p>
            </text:list-item>
            <text:list-item>
              <text:p text:style-name="P6">InteractionEvent: in_types, out_types, </text:p>
            </text:list-item>
            <text:list-item>
              <text:p text:style-name="P6">матрицу A событий, где строки — события, столбцы — Ω‑типы, A_{e,i}=n_in−n_out, </text:p>
            </text:list-item>
            <text:list-item>
              <text:p text:style-name="P6">поиск зарядов Q как решений A·Q=0 (ядро матрицы A), </text:p>
            </text:list-item>
            <text:list-item>
              <text:p text:style-name="P5">разделение инвариантов по значениям на разных типах -&gt; «зарядовые направления» Q,B,L,color. </text:p>
            </text:list-item>
          </text:list>
        </text:list-item>
      </text:list>
      <text:p text:style-name="Text_20_body">Это уже даёт чёткий путь к автоматическому восстановлению зарядов.</text:p>
      <text:h text:style-name="Heading_20_2" text:outline-level="2">3. Что нужно сделать, чтобы закрыть каждый из открытых вопросов</text:h>
      <text:p text:style-name="Text_20_body">Теперь по блокам, но уже с конкретными шагами.</text:p>
      <text:h text:style-name="Heading_20_3" text:outline-level="3"><text:soft-page-break/>3.1. Миры с L&gt;3 и синтез правил (а не поиск)</text:h>
      <text:p text:style-name="Text_20_body"><text:span text:style-name="Strong_20_Emphasis">Цель:</text:span> выйти за пределы L=3, но не потерять структурность.</text:p>
      <text:p text:style-name="Text_20_body">Шаги:</text:p>
      <text:list text:style-name="L4">
        <text:list-item>
          <text:p text:style-name="P7"><text:span text:style-name="Strong_20_Emphasis">Формализовать ILP для L=4,5 с дополнительными критериями:</text:span></text:p>
          <text:list>
            <text:list-item>
              <text:p text:style-name="P8">локальность и обратимость, </text:p>
            </text:list-item>
            <text:list-item>
              <text:p text:style-name="P8">сохранение простого заряда Q, </text:p>
            </text:list-item>
            <text:list-item>
              <text:p text:style-name="P8">согласие с «геометрическим» блоком: </text:p>
              <text:list>
                <text:list-item>
                  <text:p text:style-name="P8">допустимые RULESET должны <text:span text:style-name="Strong_20_Emphasis">не ломать</text:span> уже калиброванную φ‑гравитацию (т.е. не разрушать крупномасштабный закон F~1/r²). </text:p>
                </text:list-item>
              </text:list>
            </text:list-item>
            <text:list-item>
              <text:p text:style-name="P8">частичное согласие с Ω‑спектром: </text:p>
              <text:list>
                <text:list-item>
                  <text:p text:style-name="P8">число Ω‑типов &gt; 1, </text:p>
                </text:list-item>
                <text:list-item>
                  <text:p text:style-name="P8">распределение периодов не тривиально концентрировано в низких периодах. </text:p>
                </text:list-item>
              </text:list>
            </text:list-item>
          </text:list>
        </text:list-item>
        <text:list-item>
          <text:p text:style-name="P7"><text:span text:style-name="Strong_20_Emphasis">Заменить fitness→ограничения там, где возможно:</text:span></text:p>
          <text:list>
            <text:list-item>
              <text:p text:style-name="P8">некоторые требования, которые сейчас учитываются в SMFitness как «оценка», можно превратить в жёсткие ILP‑ограничения: </text:p>
              <text:list>
                <text:list-item>
                  <text:p text:style-name="P8">минимальное число циклов разной длины, </text:p>
                </text:list-item>
                <text:list-item>
                  <text:p text:style-name="P8">существование хотя бы двух типов Ω с отличными структурами support. </text:p>
                </text:list-item>
              </text:list>
            </text:list-item>
          </text:list>
        </text:list-item>
        <text:list-item>
          <text:p text:style-name="P7"><text:span text:style-name="Strong_20_Emphasis">Использовать найденное SM‑ядро как «подалфавит»:</text:span></text:p>
          <text:list>
            <text:list-item>
              <text:p text:style-name="P8">рассматривать L&gt;3 правила как надстройку/декорирование над L=3 паттернами: </text:p>
              <text:list>
                <text:list-item>
                  <text:p text:style-name="P7">например, паттерны длины 4, в которых первые 3 символа образуют L=3 SM‑паттерн, а 4‑й вводит дополнительную «внутреннюю степень свободы» (прототип цвета/изоспина). </text:p>
                </text:list-item>
              </text:list>
            </text:list-item>
          </text:list>
        </text:list-item>
      </text:list>
      <text:p text:style-name="Text_20_body">Это даст путь к синтезу L&gt;3 rulesets, которые:</text:p>
      <text:list text:style-name="L5">
        <text:list-item>
          <text:p text:style-name="P9">продолжают SM‑ядро, </text:p>
        </text:list-item>
        <text:list-item>
          <text:p text:style-name="P9">увеличивают Ω‑зоопарк и структуру взаимодействий, </text:p>
        </text:list-item>
        <text:list-item>
          <text:p text:style-name="P10">остаются совместимыми с геометрией. </text:p>
        </text:list-item>
      </text:list>
      <text:h text:style-name="Heading_20_3" text:outline-level="3">3.2. Геометрия: от N‑зависимости к масштабной картине</text:h>
      <text:p text:style-name="Text_20_body">Сейчас:</text:p>
      <text:list text:style-name="L6">
        <text:list-item>
          <text:p text:style-name="P11">геометрия хорошо калибрована для N≈512, α≈2; </text:p>
        </text:list-item>
        <text:list-item>
          <text:p text:style-name="P12">ℓ_P≈18, но масштабная стабильность ещё не идеальна. </text:p>
        </text:list-item>
      </text:list>
      <text:p text:style-name="Text_20_body">Чтобы «снять все вопросы»:</text:p>
      <text:list text:style-name="L7">
        <text:list-item>
          <text:p text:style-name="P13"><text:span text:style-name="Strong_20_Emphasis">Провести масштабный анализ (finite size scaling):</text:span></text:p>
          <text:list>
            <text:list-item>
              <text:p text:style-name="P14">прогнать <text:span text:style-name="Source_20_Text">compute_gravity_fitness</text:span> для: </text:p>
              <text:list>
                <text:list-item>
                  <text:p text:style-name="P14">N ∈ {256,512,1024,2048}, </text:p>
                </text:list-item>
                <text:list-item>
                  <text:p text:style-name="P14">α вокруг 2.0 с шагом 0.1, </text:p>
                </text:list-item>
              </text:list>
            </text:list-item>
            <text:list-item>
              <text:p text:style-name="P14">построить: </text:p>
              <text:list>
                <text:list-item>
                  <text:p text:style-name="P14">F_exp(N,α), </text:p>
                </text:list-item>
                <text:list-item>
                  <text:p text:style-name="P14">ℓ_P(N,α), </text:p>
                </text:list-item>
                <text:list-item>
                  <text:p text:style-name="P14"><text:soft-page-break/>stability(N,α), </text:p>
                </text:list-item>
                <text:list-item>
                  <text:p text:style-name="P14">и посмотреть, есть ли self‑similar pattern: область (N,α), где: </text:p>
                  <text:list>
                    <text:list-item>
                      <text:p text:style-name="P14">F_exp ≈ −2 ± ε, </text:p>
                    </text:list-item>
                    <text:list-item>
                      <text:p text:style-name="P14">ℓ_P/N → 0 при N→∞ (континуумный предел).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"><text:span text:style-name="Strong_20_Emphasis">В OBSFitness добавить явный </text:span><text:span text:style-name="Strong_20_Emphasis"><text:span text:style-name="Source_20_Text">fitness_scaling</text:span></text:span><text:span text:style-name="Strong_20_Emphasis">:</text:span></text:p>
          <text:list>
            <text:list-item>
              <text:p text:style-name="P14">штраф/поощрение за стабильность F_exp в диапазоне N: </text:p>
              <text:list>
                <text:list-item>
                  <text:p text:style-name="P14"><text:span text:style-name="Source_20_Text">fitness_scaling = exp(-var(F_exp(N_i)))</text:span> по нескольким N_i; </text:p>
                </text:list-item>
              </text:list>
            </text:list-item>
            <text:list-item>
              <text:p text:style-name="P14">тогда миры, в которых 1/r² — не артефакт одного N, получат намного больший вес. </text:p>
            </text:list-item>
          </text:list>
        </text:list-item>
        <text:list-item>
          <text:p text:style-name="P13"><text:span text:style-name="Strong_20_Emphasis">Интерпретировать ℓ_P как планковский масштаб:</text:span></text:p>
          <text:list>
            <text:list-item>
              <text:p text:style-name="P14">считать ℓ_P(N,α) «фундаментальным» шагом, начиная с которого: </text:p>
              <text:list>
                <text:list-item>
                  <text:p text:style-name="P14">«гравитация классическая»; </text:p>
                </text:list-item>
              </text:list>
            </text:list-item>
            <text:list-item>
              <text:p text:style-name="P14">завести параметр в WorldConfig: </text:p>
              <text:list>
                <text:list-item>
                  <text:p text:style-name="P14"><text:span text:style-name="Source_20_Text">planck_scale = ℓ_P</text:span> (константа мира), </text:p>
                </text:list-item>
                <text:list-item>
                  <text:p text:style-name="P13">OBS будет знать, что измерения на r &lt; ℓ_P не надёжны -&gt; квантовый режим. </text:p>
                </text:list-item>
              </text:list>
            </text:list-item>
          </text:list>
        </text:list-item>
      </text:list>
      <text:p text:style-name="Text_20_body">Такой слой «ренормгруппы» на уровне N/ℓ_P превращает эмпирический параметр в <text:span text:style-name="Strong_20_Emphasis">структурный объект</text:span> модели.</text:p>
      <text:h text:style-name="Heading_20_3" text:outline-level="3">3.3. OBS / IFACE / TDA: топология понимания</text:h>
      <text:p text:style-name="Text_20_body">С учётом Meaning_v1:</text:p>
      <text:list text:style-name="L8">
        <text:list-item>
          <text:p text:style-name="P15">ввести модуль <text:span text:style-name="Source_20_Text">world.observer.tda</text:span>:</text:p>
          <text:list>
            <text:list-item>
              <text:p text:style-name="P16"><text:span text:style-name="Source_20_Text">sem_history</text:span> → матрица признаков X(t_k) ∈ ℝ^d, </text:p>
            </text:list-item>
            <text:list-item>
              <text:p text:style-name="P16"><text:span text:style-name="Source_20_Text">ripser(X, maxdim=1)</text:span> → диаграммы рождения/смерти H₀, H₁, </text:p>
            </text:list-item>
            <text:list-item>
              <text:p text:style-name="P16">β₁_sem(t_k) — число «живых» одномерных циклов в окрестности t_k. </text:p>
            </text:list-item>
          </text:list>
        </text:list-item>
        <text:list-item>
          <text:p text:style-name="P15">по β₁_sem(t):</text:p>
          <text:list>
            <text:list-item>
              <text:p text:style-name="P16">фаза «открытия» → рост β₁_sem (наблюдатель формирует и проверяет несколько конкурирующих моделей/законов), </text:p>
            </text:list-item>
            <text:list-item>
              <text:p text:style-name="P16">фаза «стабилизации» → спад β₁_sem к 1 («одна устойчивая гипотеза»), </text:p>
            </text:list-item>
            <text:list-item>
              <text:p text:style-name="P15">фаза «катастрофы/рефлексии» → скачок β₁_sem. </text:p>
            </text:list-item>
          </text:list>
        </text:list-item>
      </text:list>
      <text:p text:style-name="Text_20_body">В OBSFitness:</text:p>
      <text:list text:style-name="L9">
        <text:list-item>
          <text:p text:style-name="P17"><text:span text:style-name="Source_20_Text">fitness_top_sem</text:span> можно сделать, например:</text:p>
          <text:p text:style-name="P18"><text:span text:style-name="Source_20_Text"># Идеально: 1 фаза открытия (β1 растет, пик), затем стабилизация (β1→1)</text:span></text:p>
          <text:p text:style-name="P18"><text:span text:style-name="Source_20_Text"># Простейшая метрика:</text:span></text:p>
          <text:p text:style-name="P18"><text:span text:style-name="Source_20_Text">peak = max(beta1_history)</text:span></text:p>
          <text:p text:style-name="P18"><text:span text:style-name="Source_20_Text">final = beta1_history[-1]</text:span></text:p>
          <text:p text:style-name="P19"><text:span text:style-name="Source_20_Text">fitness_top_sem = f1(peak) * f2(final)</text:span></text:p>
          <text:p text:style-name="P17">где:</text:p>
          <text:list>
            <text:list-item>
              <text:p text:style-name="P20">f1(peak) даёт максимум при peak&gt;1 (была фаза реального поиска), </text:p>
            </text:list-item>
            <text:list-item>
              <text:p text:style-name="P17">f2(final) даёт максимум при final≈1 (понимание сошлось в одну «петлю»). </text:p>
            </text:list-item>
          </text:list>
        </text:list-item>
      </text:list>
      <text:p text:style-name="Text_20_body"><text:soft-page-break/>Так OBSFitness начнёт поощрять миры, в которых:</text:p>
      <text:list text:style-name="L10">
        <text:list-item>
          <text:p text:style-name="P21">OBS не застревает в хаосе (β₁_sem растёт без стабилизации), </text:p>
        </text:list-item>
        <text:list-item>
          <text:p text:style-name="P22">и не оказывается в тривиальном режиме (β₁_sem всегда=1, т.е. «ничего нового не выучил»). </text:p>
        </text:list-item>
      </text:list>
      <text:h text:style-name="Heading_20_3" text:outline-level="3">3.4. Автоматический вывод зарядов (Q,B,L,color)</text:h>
      <text:p text:style-name="Text_20_body">Это уже почти готово по нашей предыдущей переписке; суммирую:</text:p>
      <text:list text:style-name="L11">
        <text:list-item>
          <text:p text:style-name="P23">Собрать из наблюдений OBS набор событий:</text:p>
          <text:p text:style-name="P24"><text:span text:style-name="Source_20_Text">events = [</text:span></text:p>
          <text:p text:style-name="P24"><text:span text:style-name="Source_20_Text"><text:s text:c="4"/>InteractionEvent(in_types=[i,j], out_types=[k,l,...]),</text:span></text:p>
          <text:p text:style-name="P24"><text:span text:style-name="Source_20_Text"><text:s text:c="4"/>...</text:span></text:p>
          <text:p text:style-name="P24"><text:span text:style-name="Source_20_Text">]</text:span></text:p>
          <text:p text:style-name="P25"><text:span text:style-name="Source_20_Text"># типы Ω-частиц: τ_0,...,τ_K-1</text:span></text:p>
        </text:list-item>
        <text:list-item>
          <text:p text:style-name="P23">Построить матрицу A размера (n_events × K):</text:p>
          <text:list>
            <text:list-item>
              <text:p text:style-name="P26">строка e:<text:line-break/>Ae,i=#(τi во входе)−#(τi в выходе), </text:p>
            </text:list-item>
            <text:list-item>
              <text:p text:style-name="P26">заряд Q — вектор длины K, такой что:<text:line-break/>A⋅Q=0. </text:p>
            </text:list-item>
          </text:list>
        </text:list-item>
        <text:list-item>
          <text:p text:style-name="P23">Найти базис ядра A (например, через SVD или целочисленный nullspace):</text:p>
          <text:list>
            <text:list-item>
              <text:p text:style-name="P26">каждое независимое решение Q^{(a)} — кандидат в «тип заряда»; </text:p>
            </text:list-item>
            <text:list-item>
              <text:p text:style-name="P26">потом нормировать и интерпретировать: </text:p>
              <text:list>
                <text:list-item>
                  <text:p text:style-name="P26">если Q^{(1)} отличает τ_0 от τ_1, но даёт 0 на τ_2,τ_3 → «электрический заряд», </text:p>
                </text:list-item>
                <text:list-item>
                  <text:p text:style-name="P26">если другое сочетание даёт 1/3, −1/3,0 → «барионное число», и т.д. </text:p>
                </text:list-item>
              </text:list>
            </text:list-item>
          </text:list>
        </text:list-item>
        <text:list-item>
          <text:p text:style-name="P23">В OBSFitness:</text:p>
          <text:list>
            <text:list-item>
              <text:p text:style-name="P26">поощрять большие размерности ядра(A), т.е. наличие <text:span text:style-name="Strong_20_Emphasis">нескольких независимых зарядов</text:span>; </text:p>
            </text:list-item>
            <text:list-item>
              <text:p text:style-name="P26">и наличие «богатого» InteractionEvent набора, где: </text:p>
              <text:list>
                <text:list-item>
                  <text:p text:style-name="P26">заряды суммируются, </text:p>
                </text:list-item>
                <text:list-item>
                  <text:p text:style-name="P23">есть нейтральные комбинации (аналог q+q̄→g). </text:p>
                </text:list-item>
              </text:list>
            </text:list-item>
          </text:list>
        </text:list-item>
      </text:list>
      <text:p text:style-name="Text_20_body">Так ты получишь <text:span text:style-name="Strong_20_Emphasis">автоматический слой зарядовой структуры</text:span> поверх Ω‑каталога.</text:p>
      <text:h text:style-name="Heading_20_3" text:outline-level="3">3.5. Квантовый слой: ψ, амплитуды и вероятности</text:h>
      <text:p text:style-name="Text_20_body">Это самый сложный, но ключевой блок.</text:p>
      <text:p text:style-name="Text_20_body">Предлагаемый план:</text:p>
      <text:list text:style-name="L12">
        <text:list-item>
          <text:p text:style-name="P27"><text:span text:style-name="Strong_20_Emphasis">Определить ансамбль траекторий Ω‑типа</text:span>:</text:p>
          <text:list>
            <text:list-item>
              <text:p text:style-name="P28">для каждого coarse‑исхода Y (например, «частица в точке x», «частица пересекла плоскость X=a») </text:p>
            </text:list-item>
            <text:list-item>
              <text:p text:style-name="P28">рассматривать множество микротраекторий {γ_k}, которые приводят к этому Y за время T. </text:p>
            </text:list-item>
          </text:list>
        </text:list-item>
        <text:list-item>
          <text:p text:style-name="P27"><text:span text:style-name="Strong_20_Emphasis">Задать фазу θ(γ_k):</text:span></text:p>
          <text:list>
            <text:list-item>
              <text:p text:style-name="P28"><text:soft-page-break/>через суммарный H_micro (tension) вдоль траектории:<text:line-break/>θ(γk)=∑tH(S(t),S(t+1)),<text:line-break/>или приближённо ∝ длина пути в каком‑то пространстве состояний. </text:p>
            </text:list-item>
          </text:list>
        </text:list-item>
        <text:list-item>
          <text:p text:style-name="P27"><text:span text:style-name="Strong_20_Emphasis">Определить амплитуду ψ(Y):</text:span></text:p>
          <text:p text:style-name="P27">ψ(Y)=1NY∑γk→Yexp⁡(iθ(γk)).</text:p>
        </text:list-item>
        <text:list-item>
          <text:p text:style-name="P27"><text:span text:style-name="Strong_20_Emphasis">В OBSFitness:</text:span></text:p>
          <text:list>
            <text:list-item>
              <text:p text:style-name="P28">оценивать P_obs(Y_k) (частоты исходов), </text:p>
            </text:list-item>
            <text:list-item>
              <text:p text:style-name="P28">сравнивать с |ψ(Y_k)|², </text:p>
            </text:list-item>
            <text:list-item>
              <text:p text:style-name="P27"><text:span text:style-name="Source_20_Text">fitness_quantum = 1 − MSE(P_obs, |ψ|²)</text:span>. </text:p>
            </text:list-item>
          </text:list>
        </text:list-item>
      </text:list>
      <text:p text:style-name="Text_20_body">Тогда OBS будет «поощрять» такие RULESET, в которых coarse‑вероятности естественно следуют из амплитуд через Born‑подобное правило.</text:p>
      <text:h text:style-name="Heading_20_2" text:outline-level="2">4. В какую сторону двигаться дальше практически</text:h>
      <text:p text:style-name="Text_20_body">Исходя из всего вышесказанного, можно сформировать <text:span text:style-name="Emphasis">реалистичный</text:span> план ближайших шагов:</text:p>
      <text:list text:style-name="L13">
        <text:list-item>
          <text:p text:style-name="P29"><text:span text:style-name="Strong_20_Emphasis">Закрепить геометрию:</text:span></text:p>
          <text:list>
            <text:list-item>
              <text:p text:style-name="P30">использовать текущий калиброванный power‑law граф (α≈2,N≈512) как базовый; </text:p>
            </text:list-item>
            <text:list-item>
              <text:p text:style-name="P30">вынести <text:span text:style-name="Source_20_Text">compute_gravity_fitness</text:span> в ядро OBSFitness. </text:p>
            </text:list-item>
          </text:list>
        </text:list-item>
        <text:list-item>
          <text:p text:style-name="P29"><text:span text:style-name="Strong_20_Emphasis">Закончить реализацию OBS TDA:</text:span></text:p>
          <text:list>
            <text:list-item>
              <text:p text:style-name="P30">модуль <text:span text:style-name="Source_20_Text">world.observer.tda</text:span>, </text:p>
            </text:list-item>
            <text:list-item>
              <text:p text:style-name="P30"><text:span text:style-name="Source_20_Text">beta1_sem_history</text:span> и <text:span text:style-name="Source_20_Text">fitness_top_sem</text:span>. </text:p>
            </text:list-item>
          </text:list>
        </text:list-item>
        <text:list-item>
          <text:p text:style-name="P29"><text:span text:style-name="Strong_20_Emphasis">Внедрить процедуру автоматического вывода зарядов:</text:span></text:p>
          <text:list>
            <text:list-item>
              <text:p text:style-name="P30"><text:span text:style-name="Source_20_Text">world.observer.charges</text:span>: </text:p>
              <text:list>
                <text:list-item>
                  <text:p text:style-name="P30">сбор InteractionEvent, </text:p>
                </text:list-item>
                <text:list-item>
                  <text:p text:style-name="P30">построение матрицы A, </text:p>
                </text:list-item>
                <text:list-item>
                  <text:p text:style-name="P30">ядро(A) → базис зарядов, </text:p>
                </text:list-item>
                <text:list-item>
                  <text:p text:style-name="P30">интеграция в OBSFitness как <text:span text:style-name="Source_20_Text">fitness_charges</text:span>. </text:p>
                </text:list-item>
              </text:list>
            </text:list-item>
          </text:list>
        </text:list-item>
        <text:list-item>
          <text:p text:style-name="P29"><text:span text:style-name="Strong_20_Emphasis">Расширить OBSFitness:</text:span></text:p>
          <text:list>
            <text:list-item>
              <text:p text:style-name="P30"><text:span text:style-name="Source_20_Text">fitness_total = w_geom * fitness_gravity + w_scale * fitness_gravity_scale + w_field * fitness_field + w_conserv * fitness_QM + w_top * fitness_top_sem + w_charges * fitness_charges + ...</text:span>. </text:p>
            </text:list-item>
          </text:list>
        </text:list-item>
        <text:list-item>
          <text:p text:style-name="P29"><text:span text:style-name="Strong_20_Emphasis">Повторить ILP/поиск RULESET, но уже с новым OBSFitness:</text:span></text:p>
          <text:list>
            <text:list-item>
              <text:p text:style-name="P30">не только optimize по «локальной» метрике (v(d) и tension), а по полной OBSFitness, где: </text:p>
              <text:list>
                <text:list-item>
                  <text:p text:style-name="P29">геометрия, законы сохранения, Ω‑структура, топология понимания и вероятности — все учтены. </text:p>
                </text:list-item>
              </text:list>
            </text:list-item>
          </text:list>
        </text:list-item>
      </text:list>
      <text:p text:style-name="Text_20_body">Таким образом, сможешь:</text:p>
      <text:list text:style-name="L14">
        <text:list-item>
          <text:p text:style-name="P31"><text:soft-page-break/>выделить <text:span text:style-name="Strong_20_Emphasis">класс миров</text:span> (RULESET + граф), которые: </text:p>
          <text:list>
            <text:list-item>
              <text:p text:style-name="P31">с точки зрения OBS дают устойчивую 3D‑геометрию, гравитацию 1/r², </text:p>
            </text:list-item>
            <text:list-item>
              <text:p text:style-name="P31">богатый Ω‑зоопарк с несколькими независимыми зарядами, </text:p>
            </text:list-item>
            <text:list-item>
              <text:p text:style-name="P32">квантоподобную вероятностную структуру. </text:p>
            </text:list-item>
          </text:list>
        </text:list-item>
      </text:list>
      <text:p text:style-name="Text_20_body">И это, в духе Meaning/NOBS, уже действительно можно называть:</text:p>
      <text:p text:style-name="Quotations">«миры, похожие на наш с точки зрения наблюдателя»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7T05:09:26.445038677</meta:creation-date>
    <dc:date>2025-12-17T05:09:29.491935650</dc:date>
    <meta:editing-duration>PT4S</meta:editing-duration>
    <meta:editing-cycles>1</meta:editing-cycles>
    <meta:document-statistic meta:table-count="0" meta:image-count="0" meta:object-count="0" meta:page-count="8" meta:paragraph-count="216" meta:word-count="1755" meta:character-count="12102" meta:non-whitespace-character-count="10625"/>
    <meta:generator>LibreOffice/25.8.3.2$Linux_X86_64 LibreOffice_project/580$Build-2</meta:generator>
  </office:meta>
</office:document-meta>
</file>